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635cm" fo:min-width="1.52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1.061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128cm" fo:min-width="0.4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cm"/>
      <style:paragraph-properties style:writing-mode="lr-tb"/>
    </style:style>
    <style:style style:name="gr12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96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2.732cm" fo:min-width="0.2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034cm" fo:min-width="0.275cm"/>
      <style:paragraph-properties style:writing-mode="lr-tb"/>
    </style:style>
    <style:style style:name="gr17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1.08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4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68cm"/>
      <style:paragraph-properties style:writing-mode="lr-tb"/>
    </style:style>
    <style:style style:name="gr25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-color="#eeeeee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fo:font-size="6pt" fo:font-weight="bold" style:font-size-asian="6pt" style:font-size-complex="6pt"/>
    </style:style>
    <style:style style:name="P7" style:family="paragraph">
      <style:paragraph-properties fo:text-align="center" style:writing-mode="lr-tb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-color="#eeeeee"/>
      <style:paragraph-properties fo:text-align="center" style:writing-mode="lr-tb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eeeee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-color="#eeeeee"/>
      <style:paragraph-properties fo:text-align="justify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justify" style:writing-mode="lr-tb"/>
      <style:text-properties style:font-name="Liberation Serif" fo:font-size="6pt"/>
    </style:style>
    <style:style style:name="P19" style:family="paragraph">
      <loext:graphic-properties draw:fill="none" draw:fill-color="#ffffff"/>
      <style:paragraph-properties fo:text-align="justify" style:writing-mode="lr-tb"/>
      <style:text-properties style:font-name="Liberation Serif" fo:font-size="6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fo:font-weight="bold" style:font-size-asian="6pt" style:font-size-complex="6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524cm" svg:height="0.635cm" svg:x="2.135cm" svg:y="1.1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2.035cm" svg:y="1.2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935cm" svg:y="1.3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1.835cm" svg:y="1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4cm" svg:height="0.635cm" svg:x="1.735cm" svg:y="1.589cm">
          <text:p text:style-name="P2"><text:span text:style-name="T1">Spectrogram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049cm" svg:y1="1.097cm" svg:x2="1.639cm" svg:y2="1.507cm">
          <text:p/>
        </draw:line>
        <draw:line draw:style-name="gr3" draw:text-style-name="P4" draw:layer="layout" svg:x1="1.735cm" svg:y1="1.589cm" svg:x2="1.589cm" svg:y2="1.443cm">
          <text:p/>
        </draw:line>
        <draw:line draw:style-name="gr3" draw:text-style-name="P4" draw:layer="layout" svg:x1="2.135cm" svg:y1="1.189cm" svg:x2="1.989cm" svg:y2="1.043cm">
          <text:p/>
        </draw:line>
        <draw:frame draw:style-name="gr4" draw:text-style-name="P6" draw:layer="layout" svg:width="0.508cm" svg:height="0.239cm" svg:x="1.343cm" svg:y="1.038cm">
          <draw:text-box>
            <text:p text:style-name="P5"><text:span text:style-name="T2">S = 6</text:span></text:p>
          </draw:text-box>
        </draw:frame>
        <draw:line draw:style-name="gr3" draw:text-style-name="P4" draw:layer="layout" svg:x1="1.729cm" svg:y1="1.588cm" svg:x2="1.475cm" svg:y2="1.588cm">
          <text:p/>
        </draw:line>
        <draw:line draw:style-name="gr3" draw:text-style-name="P4" draw:layer="layout" svg:x1="1.729cm" svg:y1="2.221cm" svg:x2="1.475cm" svg:y2="2.221cm">
          <text:p/>
        </draw:line>
        <draw:line draw:style-name="gr3" draw:text-style-name="P4" draw:layer="layout" svg:x1="1.735cm" svg:y1="2.228cm" svg:x2="1.735cm" svg:y2="2.482cm">
          <text:p/>
        </draw:line>
        <draw:line draw:style-name="gr3" draw:text-style-name="P4" draw:layer="layout" svg:x1="3.259cm" svg:y1="2.228cm" svg:x2="3.259cm" svg:y2="2.482cm">
          <text:p/>
        </draw:line>
        <draw:line draw:style-name="gr3" draw:text-style-name="P4" draw:layer="layout" svg:x1="1.681cm" svg:y1="2.376cm" svg:x2="3.332cm" svg:y2="2.376cm">
          <text:p/>
        </draw:line>
        <draw:line draw:style-name="gr3" draw:text-style-name="P4" draw:layer="layout" svg:x1="1.59cm" svg:y1="1.553cm" svg:x2="1.59cm" svg:y2="2.253cm">
          <text:p/>
        </draw:line>
        <draw:frame draw:style-name="gr5" draw:text-style-name="P6" draw:layer="layout" svg:width="0.522cm" svg:height="0.249cm" svg:x="0.994cm" svg:y="1.783cm">
          <draw:text-box>
            <text:p text:style-name="P5"><text:span text:style-name="T2">F = 8</text:span></text:p>
          </draw:text-box>
        </draw:frame>
        <draw:frame draw:style-name="gr6" draw:text-style-name="P6" draw:layer="layout" svg:width="0.635cm" svg:height="0.239cm" svg:x="2.159cm" svg:y="2.44cm">
          <draw:text-box>
            <text:p text:style-name="P5"><text:span text:style-name="T2">T = 16</text:span></text:p>
          </draw:text-box>
        </draw:frame>
        <draw:custom-shape draw:style-name="gr1" draw:text-style-name="P1" draw:layer="layout" svg:width="1.524cm" svg:height="0.635cm" svg:x="5.5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.524cm" svg:height="0.635cm" svg:x="5.136cm" svg:y="1.59cm">
          <text:p text:style-name="P7"><text:span text:style-name="T3">A </text:span><text:span text:style-name="T3">= </text:span><text:span text:style-name="T3">5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212cm" svg:height="0.254cm" svg:x="3.802cm" svg:y="1.68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524cm" svg:height="0.635cm" svg:x="8.236cm" svg:y="1.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6cm" svg:y="1.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6cm" svg:y="1.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6cm" svg:y="1.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524cm" svg:height="0.635cm" svg:x="7.836cm" svg:y="1.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7.206cm" svg:y="1.6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2.191cm" svg:height="0.239cm" svg:x="5.029cm" svg:y="0.708cm">
          <draw:text-box>
            <text:p><text:span text:style-name="T4">3 x 3 Conv2D (</text:span><text:span text:style-name="T1">A</text:span><text:span text:style-name="T4">), ReLu</text:span></text:p>
          </draw:text-box>
        </draw:frame>
        <draw:frame draw:style-name="gr10" draw:text-style-name="P11" draw:layer="layout" svg:width="1.717cm" svg:height="0.239cm" svg:x="7.932cm" svg:y="0.709cm">
          <draw:text-box>
            <text:p><text:span text:style-name="T4">BatchNormalization</text:span></text:p>
          </draw:text-box>
        </draw:frame>
        <draw:custom-shape draw:style-name="gr2" draw:text-style-name="P10" xml:id="id1" draw:id="id1" draw:layer="layout" svg:width="1.524cm" svg:height="0.635cm" svg:x="10.636cm" svg:y="1.5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10.007cm" svg:y="1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2cm" svg:height="0.239cm" svg:x="10.532cm" svg:y="0.71cm">
          <draw:text-box>
            <text:p><text:span text:style-name="T4">2 x 2 MaxPool, stride 2</text:span></text:p>
          </draw:text-box>
        </draw:frame>
        <draw:custom-shape draw:style-name="gr1" draw:text-style-name="P1" draw:layer="layout" svg:width="1.524cm" svg:height="0.635cm" svg:x="5.5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2" draw:id="id2" draw:layer="layout" svg:width="1.524cm" svg:height="0.635cm" svg:x="5.137cm" svg:y="3.391cm">
          <text:p text:style-name="P7"><text:span text:style-name="T3">B = 5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2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3.0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3.1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3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524cm" svg:height="0.635cm" svg:x="7.837cm" svg:y="3.3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7.207cm" svg:y="3.4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1" draw:layer="layout" svg:width="2.191cm" svg:height="0.239cm" svg:x="5.03cm" svg:y="2.509cm">
          <draw:text-box>
            <text:p><text:span text:style-name="T4">3 x 3 Conv2D (</text:span><text:span text:style-name="T1">B</text:span><text:span text:style-name="T4">), ReLu</text:span></text:p>
          </draw:text-box>
        </draw:frame>
        <draw:frame draw:style-name="gr10" draw:text-style-name="P11" draw:layer="layout" svg:width="1.717cm" svg:height="0.239cm" svg:x="7.933cm" svg:y="2.51cm">
          <draw:text-box>
            <text:p><text:span text:style-name="T4">BatchNormalization</text:span></text:p>
          </draw:text-box>
        </draw:frame>
        <draw:custom-shape draw:style-name="gr2" draw:text-style-name="P10" xml:id="id3" draw:id="id3" draw:layer="layout" svg:width="1.524cm" svg:height="0.635cm" svg:x="10.637cm" svg:y="3.3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10.008cm" svg:y="3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2cm" svg:height="0.239cm" svg:x="10.533cm" svg:y="2.511cm">
          <draw:text-box>
            <text:p><text:span text:style-name="T4">2 x 2 MaxPool, stride 2</text:span></text:p>
          </draw:text-box>
        </draw:frame>
        <draw:connector draw:style-name="gr12" draw:text-style-name="P12" draw:layer="layout" draw:line-skew="-0.433cm" svg:x1="11.398cm" svg:y1="2.14cm" svg:x2="5.137cm" svg:y2="3.708cm" draw:start-shape="id1" draw:start-glue-point="2" draw:end-shape="id2" draw:end-glue-point="3" svg:d="M11398 2140v192h-6762v1376h501" svg:viewBox="0 0 6763 1569">
          <text:p/>
        </draw:connector>
        <draw:custom-shape draw:style-name="gr1" draw:text-style-name="P1" draw:layer="layout" svg:width="1.524cm" svg:height="0.635cm" svg:x="5.5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4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3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5.2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4" draw:id="id4" draw:layer="layout" svg:width="1.524cm" svg:height="0.635cm" svg:x="5.137cm" svg:y="5.191cm">
          <text:p text:style-name="P7"><text:span text:style-name="T3">C = 6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237cm" svg:y="4.7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137cm" svg:y="4.8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8.037cm" svg:y="4.9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0.635cm" svg:x="7.937cm" svg:y="5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524cm" svg:height="0.635cm" svg:x="7.837cm" svg:y="5.1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7.207cm" svg:y="5.2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1" draw:layer="layout" svg:width="2.296cm" svg:height="0.239cm" svg:x="5.03cm" svg:y="4.309cm">
          <draw:text-box>
            <text:p><text:span text:style-name="T4">3 x 3 Conv2D (</text:span><text:span text:style-name="T1">C</text:span><text:span text:style-name="T4">), ReLu</text:span></text:p>
          </draw:text-box>
        </draw:frame>
        <draw:frame draw:style-name="gr10" draw:text-style-name="P11" draw:layer="layout" svg:width="1.717cm" svg:height="0.239cm" svg:x="7.933cm" svg:y="4.31cm">
          <draw:text-box>
            <text:p><text:span text:style-name="T4">BatchNormalization</text:span></text:p>
          </draw:text-box>
        </draw:frame>
        <draw:custom-shape draw:style-name="gr2" draw:text-style-name="P10" xml:id="id5" draw:id="id5" draw:layer="layout" svg:width="1.524cm" svg:height="0.635cm" svg:x="10.637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08cm" svg:height="0.254cm" svg:x="10.008cm" svg:y="5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2cm" svg:height="0.239cm" svg:x="10.533cm" svg:y="4.311cm">
          <draw:text-box>
            <text:p><text:span text:style-name="T4">2 x 2 MaxPool, stride 2</text:span></text:p>
          </draw:text-box>
        </draw:frame>
        <draw:connector draw:style-name="gr12" draw:text-style-name="P12" draw:layer="layout" draw:line-skew="-0.455cm" svg:x1="11.399cm" svg:y1="3.941cm" svg:x2="5.137cm" svg:y2="5.508cm" draw:start-shape="id3" draw:start-glue-point="2" draw:end-shape="id4" draw:end-glue-point="3" svg:d="M11399 3941v169h-6763v1398h501" svg:viewBox="0 0 6764 1568">
          <text:p/>
        </draw:connector>
        <draw:custom-shape draw:style-name="gr14" draw:text-style-name="P10" xml:id="id6" draw:id="id6" draw:layer="layout" svg:width="0.275cm" svg:height="2.732cm" svg:x="13.15cm" svg:y="2.267cm">
          <text:p/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line-skew="0.095cm" svg:x1="12.161cm" svg:y1="5.423cm" svg:x2="13.15cm" svg:y2="3.633cm" draw:start-shape="id5" draw:start-glue-point="1" draw:end-shape="id6" draw:end-glue-point="3" svg:d="M12161 5423h589v-1790h400" svg:viewBox="0 0 990 1791">
          <text:p/>
        </draw:connector>
        <draw:frame draw:style-name="gr15" draw:text-style-name="P11" draw:layer="layout" svg:width="0.679cm" svg:height="0.477cm" svg:x="13cm" svg:y="1.811cm">
          <draw:text-box>
            <text:p><text:span text:style-name="T4">Flatten</text:span></text:p>
          </draw:text-box>
        </draw:frame>
        <draw:frame draw:style-name="gr15" draw:text-style-name="P11" draw:layer="layout" svg:width="1.075cm" svg:height="0.477cm" svg:x="14.133cm" svg:y="1.712cm">
          <draw:text-box>
            <text:p><text:span text:style-name="T4">Dense (</text:span><text:span text:style-name="T1">D</text:span><text:span text:style-name="T4">)</text:span></text:p>
            <text:p><text:span text:style-name="T4">ReLu</text:span></text:p>
          </draw:text-box>
        </draw:frame>
        <draw:custom-shape draw:style-name="gr16" draw:text-style-name="P10" xml:id="id8" draw:id="id8" draw:layer="layout" svg:width="0.275cm" svg:height="2.034cm" svg:x="16.389cm" svg:y="2.617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075cm" svg:height="0.477cm" svg:x="16.23cm" svg:y="1.713cm">
          <draw:text-box>
            <text:p><text:span text:style-name="T4">Dense (2)</text:span></text:p>
            <text:p><text:span text:style-name="T4">Sigmoid</text:span></text:p>
          </draw:text-box>
        </draw:frame>
        <draw:connector draw:style-name="gr12" draw:text-style-name="P12" draw:layer="layout" svg:x1="13.425cm" svg:y1="3.633cm" svg:x2="14.283cm" svg:y2="3.633cm" draw:start-shape="id6" draw:start-glue-point="1" draw:end-shape="id7" draw:end-glue-point="3" svg:d="M13425 3633h858" svg:viewBox="0 0 859 1">
          <text:p/>
        </draw:connector>
        <draw:line draw:style-name="gr17" draw:text-style-name="P4" draw:layer="layout" svg:x1="13.851cm" svg:y1="0.127cm" svg:x2="13.851cm" svg:y2="5.969cm">
          <text:p/>
        </draw:line>
        <draw:line draw:style-name="gr17" draw:text-style-name="P4" draw:layer="layout" svg:x1="4.173cm" svg:y1="0.127cm" svg:x2="4.173cm" svg:y2="5.969cm">
          <text:p/>
        </draw:line>
        <draw:frame draw:style-name="gr18" draw:text-style-name="P13" draw:layer="layout" svg:width="2.191cm" svg:height="0.314cm" svg:x="1.232cm" svg:y="0.209cm">
          <draw:text-box>
            <text:p><text:span text:style-name="T5">a) Input patterns</text:span></text:p>
          </draw:text-box>
        </draw:frame>
        <draw:frame draw:style-name="gr19" draw:text-style-name="P13" draw:layer="layout" svg:width="2.58cm" svg:height="0.314cm" svg:x="7.433cm" svg:y="0.21cm">
          <draw:text-box>
            <text:p><text:span text:style-name="T5">b) Feature extraction</text:span></text:p>
          </draw:text-box>
        </draw:frame>
        <draw:frame draw:style-name="gr20" draw:text-style-name="P13" draw:layer="layout" svg:width="2.703cm" svg:height="0.314cm" svg:x="14.434cm" svg:y="0.211cm">
          <draw:text-box>
            <text:p><text:span text:style-name="T5">c) Regression function</text:span></text:p>
          </draw:text-box>
        </draw:frame>
        <draw:frame draw:style-name="gr21" draw:text-style-name="P14" draw:layer="layout" svg:width="1.856cm" svg:height="0.239cm" svg:x="1.616cm" svg:y="2.772cm">
          <draw:text-box>
            <text:p><text:span text:style-name="T1">Temporal resolution</text:span></text:p>
          </draw:text-box>
        </draw:frame>
        <draw:frame draw:style-name="gr22" draw:text-style-name="P14" draw:layer="layout" svg:width="1.086cm" svg:height="0.489cm" svg:x="0.1cm" svg:y="1.27cm">
          <draw:text-box>
            <text:p><text:span text:style-name="T1">Frequency</text:span></text:p>
            <text:p><text:span text:style-name="T1">components</text:span></text:p>
          </draw:text-box>
        </draw:frame>
        <draw:frame draw:style-name="gr23" draw:text-style-name="P14" draw:layer="layout" svg:width="1.454cm" svg:height="0.239cm" svg:x="0.827cm" svg:y="0.75cm">
          <draw:text-box>
            <text:p><text:span text:style-name="T1">Sensor channels</text:span></text:p>
          </draw:text-box>
        </draw:frame>
        <draw:connector draw:style-name="gr12" draw:text-style-name="P12" draw:layer="layout" svg:x1="16.664cm" svg:y1="3.634cm" svg:x2="17.167cm" svg:y2="3.634cm" draw:start-shape="id8" draw:start-glue-point="1" svg:d="M16664 3634h503" svg:viewBox="0 0 504 1">
          <text:p/>
        </draw:connector>
        <draw:frame draw:style-name="gr24" draw:text-style-name="P11" draw:layer="layout" svg:width="0.468cm" svg:height="0.239cm" svg:x="17.285cm" svg:y="3.496cm">
          <draw:text-box>
            <text:p><text:span text:style-name="T4">(x, y)</text:span></text:p>
          </draw:text-box>
        </draw:frame>
        <draw:custom-shape draw:style-name="gr14" draw:text-style-name="P16" draw:layer="layout" svg:width="0.275cm" svg:height="2.732cm" svg:x="15.344cm" svg:y="2.268cm"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1.075cm" svg:height="0.477cm" svg:x="15.194cm" svg:y="1.713cm">
          <draw:text-box>
            <text:p><text:span text:style-name="T4">Dense (</text:span><text:span text:style-name="T1">E</text:span><text:span text:style-name="T4">)</text:span></text:p>
            <text:p><text:span text:style-name="T4">ReLu</text:span></text:p>
          </draw:text-box>
        </draw:frame>
        <draw:line draw:style-name="gr25" draw:text-style-name="P4" draw:layer="layout" svg:x1="14.615cm" svg:y1="3.252cm" svg:x2="15.25cm" svg:y2="4.014cm">
          <text:p/>
        </draw:line>
        <draw:line draw:style-name="gr25" draw:text-style-name="P4" draw:layer="layout" svg:x1="14.615cm" svg:y1="4.014cm" svg:x2="15.25cm" svg:y2="3.252cm">
          <text:p/>
        </draw:line>
        <draw:line draw:style-name="gr25" draw:text-style-name="P4" draw:layer="layout" svg:x1="15.691cm" svg:y1="3.252cm" svg:x2="16.326cm" svg:y2="4.014cm">
          <text:p/>
        </draw:line>
        <draw:line draw:style-name="gr25" draw:text-style-name="P4" draw:layer="layout" svg:x1="15.691cm" svg:y1="4.014cm" svg:x2="16.326cm" svg:y2="3.252cm">
          <text:p/>
        </draw:line>
        <draw:custom-shape draw:style-name="gr14" draw:text-style-name="P17" xml:id="id7" draw:id="id7" draw:layer="layout" svg:width="0.275cm" svg:height="2.732cm" svg:x="14.283cm" svg:y="2.267cm"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0.701cm" svg:height="0.239cm" svg:x="14.294cm" svg:y="5.034cm">
          <draw:text-box>
            <text:p text:style-name="P18"><text:span text:style-name="T7">D = 196</text:span></text:p>
          </draw:text-box>
        </draw:frame>
        <draw:frame draw:style-name="gr26" draw:text-style-name="P19" draw:layer="layout" svg:width="0.582cm" svg:height="0.239cm" svg:x="15.324cm" svg:y="5.034cm">
          <draw:text-box>
            <text:p text:style-name="P18"><text:span text:style-name="T7">E = 6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8T23:55:35.627214802</dc:date>
    <meta:editing-duration>PT16H41M31S</meta:editing-duration>
    <meta:editing-cycles>79</meta:editing-cycles>
    <meta:document-statistic meta:object-count="94"/>
  </office:meta>
</office:document-meta>
</file>